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3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6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column table:style-name="co6" table:default-cell-style-name="ce1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DATA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string">
            <text:p>Kurtz</text:p>
          </table:table-cell>
          <table:table-cell office:value-type="time" office:time-value="PT00H00M00.71S">
            <text:p>00:00,71</text:p>
          </table:table-cell>
          <table:table-cell office:value-type="float" office:value="48217">
            <text:p>48217</text:p>
          </table:table-cell>
          <table:table-cell office:value-type="time" office:time-value="PT00H00M00.57S">
            <text:p>00:00,57</text:p>
          </table:table-cell>
          <table:table-cell office:value-type="time" office:time-value="PT00H00M00.7S">
            <text:p>00:00,70</text:p>
          </table:table-cell>
          <table:table-cell office:value-type="float" office:value="48217">
            <text:p>48217</text:p>
          </table:table-cell>
          <table:table-cell office:value-type="time" office:time-value="PT00H00M00.57S">
            <text:p>00:00,57</text:p>
          </table:table-cell>
          <table:table-cell office:value-type="time" office:time-value="PT00H00M00.7S">
            <text:p>00:00,70</text:p>
          </table:table-cell>
          <table:table-cell office:value-type="float" office:value="48217">
            <text:p>48217</text:p>
          </table:table-cell>
          <table:table-cell office:value-type="time" office:time-value="PT00H00M00.56S">
            <text:p>00:00,56</text:p>
          </table:table-cell>
          <table:table-cell/>
          <table:table-cell table:formula="of:=AVERAGE([.C3];[.F3];[.I3])" office:value-type="time" office:time-value="PT00H00M00.703333S">
            <text:p>00:00,70</text:p>
          </table:table-cell>
          <table:table-cell table:formula="of:=AVERAGE([.D3];[.G3];[.J3])" office:value-type="float" office:value="48217">
            <text:p>48217</text:p>
          </table:table-cell>
          <table:table-cell table:formula="of:=AVERAGE([.E3];[.H3];[.K3])" office:value-type="time" office:time-value="PT00H00M00.566667S">
            <text:p>00:00,57</text:p>
          </table:table-cell>
        </table:table-row>
        <table:table-row table:style-name="ro1">
          <table:table-cell office:value-type="string">
            <text:p>600k</text:p>
          </table:table-cell>
          <table:table-cell office:value-type="string">
            <text:p>Kurtz</text:p>
          </table:table-cell>
          <table:table-cell office:value-type="time" office:time-value="PT00H00M04.25S">
            <text:p>00:04,25</text:p>
          </table:table-cell>
          <table:table-cell office:value-type="float" office:value="252936">
            <text:p>252936</text:p>
          </table:table-cell>
          <table:table-cell office:value-type="time" office:time-value="PT00H00M03.52S">
            <text:p>00:03,52</text:p>
          </table:table-cell>
          <table:table-cell office:value-type="time" office:time-value="PT00H00M04.25S">
            <text:p>00:04,25</text:p>
          </table:table-cell>
          <table:table-cell office:value-type="float" office:value="252936">
            <text:p>252936</text:p>
          </table:table-cell>
          <table:table-cell office:value-type="time" office:time-value="PT00H00M03.51S">
            <text:p>00:03,51</text:p>
          </table:table-cell>
          <table:table-cell office:value-type="time" office:time-value="PT00H00M04.28S">
            <text:p>00:04,28</text:p>
          </table:table-cell>
          <table:table-cell office:value-type="float" office:value="252936">
            <text:p>252936</text:p>
          </table:table-cell>
          <table:table-cell office:value-type="time" office:time-value="PT00H00M03.48S">
            <text:p>00:03,48</text:p>
          </table:table-cell>
          <table:table-cell/>
          <table:table-cell table:formula="of:=AVERAGE([.C4];[.F4];[.I4])" office:value-type="time" office:time-value="PT00H00M04.26S">
            <text:p>00:04,26</text:p>
          </table:table-cell>
          <table:table-cell table:formula="of:=AVERAGE([.D4];[.G4];[.J4])" office:value-type="float" office:value="252936">
            <text:p>252936</text:p>
          </table:table-cell>
          <table:table-cell table:formula="of:=AVERAGE([.E4];[.H4];[.K4])" office:value-type="time" office:time-value="PT00H00M03.503333S">
            <text:p>00:03,50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string">
            <text:p>Kurtz</text:p>
          </table:table-cell>
          <table:table-cell office:value-type="time" office:time-value="PT00H00M06.45S">
            <text:p>00:06,45</text:p>
          </table:table-cell>
          <table:table-cell office:value-type="float" office:value="383749">
            <text:p>383749</text:p>
          </table:table-cell>
          <table:table-cell office:value-type="time" office:time-value="PT00H00M05.17S">
            <text:p>00:05,17</text:p>
          </table:table-cell>
          <table:table-cell office:value-type="time" office:time-value="PT00H00M06.46S">
            <text:p>00:06,46</text:p>
          </table:table-cell>
          <table:table-cell office:value-type="float" office:value="383749">
            <text:p>383749</text:p>
          </table:table-cell>
          <table:table-cell office:value-type="time" office:time-value="PT00H00M05.17S">
            <text:p>00:05,17</text:p>
          </table:table-cell>
          <table:table-cell office:value-type="time" office:time-value="PT00H00M06.49S">
            <text:p>00:06,49</text:p>
          </table:table-cell>
          <table:table-cell office:value-type="float" office:value="383749">
            <text:p>383749</text:p>
          </table:table-cell>
          <table:table-cell office:value-type="time" office:time-value="PT00H00M05.13S">
            <text:p>00:05,13</text:p>
          </table:table-cell>
          <table:table-cell/>
          <table:table-cell table:formula="of:=AVERAGE([.C5];[.F5];[.I5])" office:value-type="time" office:time-value="PT00H00M06.466667S">
            <text:p>00:06,47</text:p>
          </table:table-cell>
          <table:table-cell table:formula="of:=AVERAGE([.D5];[.G5];[.J5])" office:value-type="float" office:value="383749">
            <text:p>383749</text:p>
          </table:table-cell>
          <table:table-cell table:formula="of:=AVERAGE([.E5];[.H5];[.K5])" office:value-type="time" office:time-value="PT00H00M05.156667S">
            <text:p>00:05,16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TEXT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OK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OK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OK</text:p>
          </table:table-cell>
          <table:table-cell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string">
            <text:p>Kurtz</text:p>
          </table:table-cell>
          <table:table-cell office:value-type="time" office:time-value="PT00H00M00.38S">
            <text:p>00:00,38</text:p>
          </table:table-cell>
          <table:table-cell office:value-type="float" office:value="42179">
            <text:p>42179</text:p>
          </table:table-cell>
          <table:table-cell office:value-type="time" office:time-value="PT00H00M00.23S">
            <text:p>00:00,23</text:p>
          </table:table-cell>
          <table:table-cell office:value-type="time" office:time-value="PT00H00M00.38S">
            <text:p>00:00,38</text:p>
          </table:table-cell>
          <table:table-cell office:value-type="float" office:value="42179">
            <text:p>42179</text:p>
          </table:table-cell>
          <table:table-cell office:value-type="time" office:time-value="PT00H00M00.23S">
            <text:p>00:00,23</text:p>
          </table:table-cell>
          <table:table-cell office:value-type="time" office:time-value="PT00H00M00.38S">
            <text:p>00:00,38</text:p>
          </table:table-cell>
          <table:table-cell office:value-type="float" office:value="42179">
            <text:p>42179</text:p>
          </table:table-cell>
          <table:table-cell office:value-type="time" office:time-value="PT00H00M00.23S">
            <text:p>00:00,23</text:p>
          </table:table-cell>
          <table:table-cell/>
          <table:table-cell table:formula="of:=AVERAGE([.C9];[.F9];[.I9])" office:value-type="time" office:time-value="PT00H00M00.38S">
            <text:p>00:00,38</text:p>
          </table:table-cell>
          <table:table-cell table:formula="of:=AVERAGE([.D9];[.G9];[.J9])" office:value-type="float" office:value="42179">
            <text:p>42179</text:p>
          </table:table-cell>
          <table:table-cell table:formula="of:=AVERAGE([.E9];[.H9];[.K9])" office:value-type="time" office:time-value="PT00H00M00.23S">
            <text:p>00:00,23</text:p>
          </table:table-cell>
        </table:table-row>
        <table:table-row table:style-name="ro1">
          <table:table-cell office:value-type="string">
            <text:p>600k</text:p>
          </table:table-cell>
          <table:table-cell office:value-type="string">
            <text:p>Kurtz</text:p>
          </table:table-cell>
          <table:table-cell office:value-type="time" office:time-value="PT00H00M01.91S">
            <text:p>00:01,91</text:p>
          </table:table-cell>
          <table:table-cell office:value-type="float" office:value="172203">
            <text:p>172203</text:p>
          </table:table-cell>
          <table:table-cell office:value-type="time" office:time-value="PT00H00M01.14S">
            <text:p>00:01,14</text:p>
          </table:table-cell>
          <table:table-cell office:value-type="time" office:time-value="PT00H00M01.91S">
            <text:p>00:01,91</text:p>
          </table:table-cell>
          <table:table-cell office:value-type="float" office:value="172203">
            <text:p>172203</text:p>
          </table:table-cell>
          <table:table-cell office:value-type="time" office:time-value="PT00H00M01.14S">
            <text:p>00:01,14</text:p>
          </table:table-cell>
          <table:table-cell office:value-type="time" office:time-value="PT00H00M01.93S">
            <text:p>00:01,93</text:p>
          </table:table-cell>
          <table:table-cell office:value-type="float" office:value="172203">
            <text:p>172203</text:p>
          </table:table-cell>
          <table:table-cell office:value-type="time" office:time-value="PT00H00M01.14S">
            <text:p>00:01,14</text:p>
          </table:table-cell>
          <table:table-cell/>
          <table:table-cell table:formula="of:=AVERAGE([.C10];[.F10];[.I10])" office:value-type="time" office:time-value="PT00H00M01.916667S">
            <text:p>00:01,92</text:p>
          </table:table-cell>
          <table:table-cell table:formula="of:=AVERAGE([.D10];[.G10];[.J10])" office:value-type="float" office:value="172203">
            <text:p>172203</text:p>
          </table:table-cell>
          <table:table-cell table:formula="of:=AVERAGE([.E10];[.H10];[.K10])" office:value-type="time" office:time-value="PT00H00M01.14S">
            <text:p>00:01,14</text:p>
          </table:table-cell>
        </table:table-row>
        <table:table-row table:style-name="ro1">
          <table:table-cell office:value-type="string">
            <text:p>1m</text:p>
          </table:table-cell>
          <table:table-cell office:value-type="string">
            <text:p>Kurtz</text:p>
          </table:table-cell>
          <table:table-cell office:value-type="time" office:time-value="PT00H00M02.85S">
            <text:p>00:02,85</text:p>
          </table:table-cell>
          <table:table-cell office:value-type="float" office:value="215783">
            <text:p>215783</text:p>
          </table:table-cell>
          <table:table-cell office:value-type="time" office:time-value="PT00H00M01.52S">
            <text:p>00:01,52</text:p>
          </table:table-cell>
          <table:table-cell office:value-type="time" office:time-value="PT00H00M02.85S">
            <text:p>00:02,85</text:p>
          </table:table-cell>
          <table:table-cell office:value-type="float" office:value="215783">
            <text:p>215783</text:p>
          </table:table-cell>
          <table:table-cell office:value-type="time" office:time-value="PT00H00M01.52S">
            <text:p>00:01,52</text:p>
          </table:table-cell>
          <table:table-cell office:value-type="time" office:time-value="PT00H00M02.82S">
            <text:p>00:02,82</text:p>
          </table:table-cell>
          <table:table-cell office:value-type="float" office:value="215783">
            <text:p>215783</text:p>
          </table:table-cell>
          <table:table-cell office:value-type="time" office:time-value="PT00H00M01.52S">
            <text:p>00:01,52</text:p>
          </table:table-cell>
          <table:table-cell/>
          <table:table-cell table:formula="of:=AVERAGE([.C11];[.F11];[.I11])" office:value-type="time" office:time-value="PT00H00M02.84S">
            <text:p>00:02,84</text:p>
          </table:table-cell>
          <table:table-cell table:formula="of:=AVERAGE([.D11];[.G11];[.J11])" office:value-type="float" office:value="215783">
            <text:p>215783</text:p>
          </table:table-cell>
          <table:table-cell table:formula="of:=AVERAGE([.E11];[.H11];[.K11])" office:value-type="time" office:time-value="PT00H00M01.52S">
            <text:p>00:01,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3T01:42:57</dc:date>
    <meta:document-statistic meta:table-count="1" meta:cell-count="110" meta:object-count="0"/>
    <meta:generator>LibreOffice/3.6$Linux_x86 LibreOffice_project/360m1$Build-2</meta:generator>
  </office:meta>
</office:document-meta>
</file>